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0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0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0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10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style:font-name="MS Gothic" style:font-name-asian="MS Gothic" style:font-name-complex="MS Gothic"/>
    </style:style>
    <style:style style:name="T26" style:parent-style-name="Policepardéfaut" style:family="text">
      <style:text-properties style:font-name="Aptos" style:font-name-complex="Aptos"/>
    </style:style>
    <style:style style:name="T27" style:parent-style-name="Policepardéfaut" style:family="text">
      <style:text-properties style:font-name="MS Gothic" style:font-name-asian="MS Gothic" style:font-name-complex="MS Gothic"/>
    </style:style>
    <style:style style:name="T28" style:parent-style-name="Policepardéfaut" style:family="text">
      <style:text-properties style:font-name="Aptos" style:font-name-complex="Aptos"/>
    </style:style>
    <style:style style:name="T29" style:parent-style-name="Policepardéfaut" style:family="text">
      <style:text-properties style:font-name="MS Gothic" style:font-name-asian="MS Gothic" style:font-name-complex="MS Gothic"/>
    </style:style>
    <style:style style:name="T30" style:parent-style-name="Policepardéfaut" style:family="text">
      <style:text-properties style:font-name="Aptos" style:font-name-complex="Aptos"/>
    </style:style>
    <style:style style:name="T31" style:parent-style-name="Policepardéfaut" style:family="text">
      <style:text-properties style:font-name="MS Gothic" style:font-name-asian="MS Gothic" style:font-name-complex="MS Gothic"/>
    </style:style>
    <style:style style:name="T32" style:parent-style-name="Policepardéfaut" style:family="text">
      <style:text-properties style:font-name="Aptos" style:font-name-complex="Aptos"/>
    </style:style>
    <style:style style:name="T33" style:parent-style-name="Policepardéfaut" style:family="text">
      <style:text-properties style:font-name="Aptos" style:font-name-complex="Aptos"/>
    </style:style>
    <style:style style:name="T34" style:parent-style-name="Policepardéfaut" style:family="text">
      <style:text-properties style:font-name="Aptos" style:font-name-complex="Aptos"/>
    </style:style>
    <style:style style:name="T35" style:parent-style-name="Policepardéfaut" style:family="text">
      <style:text-properties style:font-name="MS Gothic" style:font-name-asian="MS Gothic" style:font-name-complex="MS Gothic"/>
    </style:style>
    <style:style style:name="T36" style:parent-style-name="Policepardéfaut" style:family="text">
      <style:text-properties style:font-name="Aptos" style:font-name-complex="Aptos"/>
    </style:style>
    <style:style style:name="T37" style:parent-style-name="Policepardéfaut" style:family="text">
      <style:text-properties style:font-name="MS Gothic" style:font-name-asian="MS Gothic" style:font-name-complex="MS Gothic"/>
    </style:style>
    <style:style style:name="T38" style:parent-style-name="Policepardéfaut" style:family="text">
      <style:text-properties style:font-name="Aptos" style:font-name-complex="Aptos"/>
    </style:style>
    <style:style style:name="T39" style:parent-style-name="Policepardéfaut" style:family="text">
      <style:text-properties style:font-name="Aptos" style:font-name-complex="Aptos"/>
    </style:style>
    <style:style style:name="T40" style:parent-style-name="Policepardéfaut" style:family="text">
      <style:text-properties style:font-name="Aptos" style:font-name-complex="Aptos"/>
    </style:style>
    <style:style style:name="T41" style:parent-style-name="Policepardéfaut" style:family="text">
      <style:text-properties style:font-name="MS Gothic" style:font-name-asian="MS Gothic" style:font-name-complex="MS Gothic"/>
    </style:style>
    <style:style style:name="T42" style:parent-style-name="Policepardéfaut" style:family="text">
      <style:text-properties style:font-name="Aptos" style:font-name-complex="Aptos"/>
    </style:style>
    <style:style style:name="T43" style:parent-style-name="Policepardéfaut" style:family="text">
      <style:text-properties style:font-name="MS Gothic" style:font-name-asian="MS Gothic" style:font-name-complex="MS Gothic"/>
    </style:style>
    <style:style style:name="T44" style:parent-style-name="Policepardéfaut" style:family="text">
      <style:text-properties style:font-name="Aptos" style:font-name-complex="Aptos"/>
    </style:style>
    <style:style style:name="T45" style:parent-style-name="Policepardéfaut" style:family="text">
      <style:text-properties style:font-name="Aptos" style:font-name-complex="Aptos"/>
    </style:style>
    <style:style style:name="T46" style:parent-style-name="Policepardéfaut" style:family="text">
      <style:text-properties style:font-name="Aptos" style:font-name-complex="Aptos"/>
    </style:style>
    <style:style style:name="T47" style:parent-style-name="Policepardéfaut" style:family="text">
      <style:text-properties style:font-name="Aptos" style:font-name-complex="Aptos"/>
    </style:style>
    <style:style style:name="T48" style:parent-style-name="Policepardéfaut" style:family="text">
      <style:text-properties style:font-name="Aptos" style:font-name-complex="Aptos"/>
    </style:style>
    <style:style style:name="T49" style:parent-style-name="Policepardéfaut" style:family="text">
      <style:text-properties style:font-name="MS Gothic" style:font-name-asian="MS Gothic" style:font-name-complex="MS Gothic"/>
    </style:style>
    <style:style style:name="T50" style:parent-style-name="Policepardéfaut" style:family="text">
      <style:text-properties style:font-name="Aptos" style:font-name-complex="Aptos"/>
    </style:style>
    <style:style style:name="T51" style:parent-style-name="Policepardéfaut" style:family="text">
      <style:text-properties style:font-name="Aptos" style:font-name-complex="Aptos"/>
    </style:style>
    <style:style style:name="T52" style:parent-style-name="Policepardéfaut" style:family="text">
      <style:text-properties style:font-name="MS Gothic" style:font-name-asian="MS Gothic" style:font-name-complex="MS Gothic"/>
    </style:style>
    <style:style style:name="T53" style:parent-style-name="Policepardéfaut" style:family="text">
      <style:text-properties style:font-name="Aptos" style:font-name-complex="Aptos"/>
    </style:style>
    <style:style style:name="T54" style:parent-style-name="Policepardéfaut" style:family="text">
      <style:text-properties style:font-name="Aptos" style:font-name-complex="Aptos"/>
    </style:style>
    <style:style style:name="T55" style:parent-style-name="Policepardéfaut" style:family="text">
      <style:text-properties style:font-name="MS Gothic" style:font-name-asian="MS Gothic" style:font-name-complex="MS Gothic"/>
    </style:style>
    <style:style style:name="T56" style:parent-style-name="Policepardéfaut" style:family="text">
      <style:text-properties style:font-name="Aptos" style:font-name-complex="Aptos"/>
    </style:style>
    <style:style style:name="T57" style:parent-style-name="Policepardéfaut" style:family="text">
      <style:text-properties style:font-name="Aptos" style:font-name-complex="Aptos"/>
    </style:style>
    <style:style style:name="T58" style:parent-style-name="Policepardéfaut" style:family="text">
      <style:text-properties style:font-name="MS Gothic" style:font-name-asian="MS Gothic" style:font-name-complex="MS Gothic"/>
    </style:style>
    <style:style style:name="T59" style:parent-style-name="Policepardéfaut" style:family="text">
      <style:text-properties style:font-name="Aptos" style:font-name-complex="Aptos"/>
    </style:style>
    <style:style style:name="T6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T67" style:parent-style-name="Policepardéfaut" style:family="text">
      <style:text-properties style:font-name="Segoe UI Emoji" style:font-name-complex="Segoe UI Emoji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style:font-name="Segoe UI Emoji" style:font-name-complex="Segoe UI Emoji"/>
    </style:style>
    <style:style style:name="T70" style:parent-style-name="Policepardéfaut" style:family="text">
      <style:text-properties style:font-name="Segoe UI Emoji" style:font-name-complex="Segoe UI Emoji"/>
    </style:style>
    <style:style style:name="T71" style:parent-style-name="Policepardéfaut" style:family="text">
      <style:text-properties style:font-name="Segoe UI Emoji" style:font-name-complex="Segoe UI Emoji"/>
    </style:style>
    <style:style style:name="T72" style:parent-style-name="Policepardéfaut" style:family="text">
      <style:text-properties style:font-name="Segoe UI Emoji" style:font-name-complex="Segoe UI Emoji"/>
    </style:style>
    <style:style style:name="T73" style:parent-style-name="Policepardéfaut" style:family="text">
      <style:text-properties style:font-name="Segoe UI Emoji" style:font-name-complex="Segoe UI Emoji"/>
    </style:style>
    <style:style style:name="T74" style:parent-style-name="Policepardéfaut" style:family="text">
      <style:text-properties style:font-name="Segoe UI Emoji" style:font-name-complex="Segoe UI Emoji"/>
    </style:style>
    <style:style style:name="T75" style:parent-style-name="Policepardéfaut" style:family="text">
      <style:text-properties style:font-name="Segoe UI Emoji" style:font-name-complex="Segoe UI Emoji"/>
    </style:style>
    <style:style style:name="T76" style:parent-style-name="Policepardéfaut" style:family="text">
      <style:text-properties style:font-name="Segoe UI Emoji" style:font-name-complex="Segoe UI Emoji"/>
    </style:style>
    <style:style style:name="T77" style:parent-style-name="Policepardéfaut" style:family="text">
      <style:text-properties style:font-name="Segoe UI Emoji" style:font-name-complex="Segoe UI Emoji"/>
    </style:style>
    <style:style style:name="T78" style:parent-style-name="Policepardéfaut" style:family="text">
      <style:text-properties style:font-name="Segoe UI Emoji" style:font-name-complex="Segoe UI Emoji"/>
    </style:style>
    <style:style style:name="T79" style:parent-style-name="Policepardéfaut" style:family="text">
      <style:text-properties style:font-name="Segoe UI Emoji" style:font-name-complex="Segoe UI Emoji"/>
    </style:style>
    <style:style style:name="T80" style:parent-style-name="Policepardéfaut" style:family="text">
      <style:text-properties style:font-name="Segoe UI Emoji" style:font-name-complex="Segoe UI Emoji"/>
    </style:style>
    <style:style style:name="T81" style:parent-style-name="Policepardéfaut" style:family="text">
      <style:text-properties style:font-name="Segoe UI Emoji" style:font-name-complex="Segoe UI Emoji"/>
    </style:style>
    <style:style style:name="T82" style:parent-style-name="Policepardéfaut" style:family="text">
      <style:text-properties style:font-name="Segoe UI Emoji" style:font-name-complex="Segoe UI Emoji"/>
    </style:style>
    <style:style style:name="T83" style:parent-style-name="Policepardéfaut" style:family="text">
      <style:text-properties style:font-name="Segoe UI Emoji" style:font-name-complex="Segoe UI Emoji"/>
    </style:style>
    <style:style style:name="T84" style:parent-style-name="Policepardéfaut" style:family="text">
      <style:text-properties style:font-name="Segoe UI Emoji" style:font-name-complex="Segoe UI Emoji"/>
    </style:style>
    <style:style style:name="T85" style:parent-style-name="Policepardéfaut" style:family="text">
      <style:text-properties fo:font-weight="bold" style:font-weight-asian="bold" style:font-weight-complex="bold"/>
    </style:style>
    <style:style style:name="P86" style:parent-style-name="Normal" style:list-style-name="LFO11" style:family="paragraph"/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Normal" style:list-style-name="LFO11" style:family="paragraph"/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T92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93" style:parent-style-name="Policepardéfaut" style:family="text">
      <style:text-properties fo:font-weight="bold" style:font-weight-asian="bold" style:font-weight-complex="bold"/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Normal" style:list-style-name="LFO12" style:family="paragraph"/>
    <style:style style:name="T96" style:parent-style-name="Policepardéfaut" style:family="text">
      <style:text-properties fo:font-weight="bold" style:font-weight-asian="bold" style:font-weight-complex="bold"/>
    </style:style>
    <style:style style:name="P97" style:parent-style-name="Normal" style:list-style-name="LFO12" style:family="paragraph"/>
    <style:style style:name="T98" style:parent-style-name="Policepardéfaut" style:family="text">
      <style:text-properties fo:font-weight="bold" style:font-weight-asian="bold" style:font-weight-complex="bold"/>
    </style:style>
    <style:style style:name="T9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00" style:parent-style-name="Policepardéfaut" style:family="text">
      <style:text-properties fo:font-weight="bold" style:font-weight-asian="bold" style:font-weight-complex="bold"/>
    </style:style>
    <style:style style:name="T101" style:parent-style-name="Policepardéfaut" style:family="text">
      <style:text-properties style:font-name="Segoe UI Emoji" style:font-name-complex="Segoe UI Emoji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T103" style:parent-style-name="Policepardéfaut" style:family="text">
      <style:text-properties style:font-name="Segoe UI Emoji" style:font-name-complex="Segoe UI Emoji"/>
    </style:style>
    <style:style style:name="T104" style:parent-style-name="Policepardéfaut" style:family="text">
      <style:text-properties style:font-name="Segoe UI Emoji" style:font-name-complex="Segoe UI Emoji"/>
    </style:style>
    <style:style style:name="T105" style:parent-style-name="Policepardéfaut" style:family="text">
      <style:text-properties style:font-name="Segoe UI Emoji" style:font-name-complex="Segoe UI Emoji"/>
    </style:style>
    <style:style style:name="T106" style:parent-style-name="Policepardéfaut" style:family="text">
      <style:text-properties style:font-name="Segoe UI Emoji" style:font-name-complex="Segoe UI Emoji"/>
    </style:style>
    <style:style style:name="T107" style:parent-style-name="Policepardéfaut" style:family="text">
      <style:text-properties style:font-name="Segoe UI Emoji" style:font-name-complex="Segoe UI Emoji"/>
    </style:style>
    <style:style style:name="T108" style:parent-style-name="Policepardéfaut" style:family="text">
      <style:text-properties style:font-name="Segoe UI Emoji" style:font-name-complex="Segoe UI Emoji"/>
    </style:style>
    <style:style style:name="T10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10" style:parent-style-name="Policepardéfaut" style:family="text">
      <style:text-properties fo:font-weight="bold" style:font-weight-asian="bold" style:font-weight-complex="bold"/>
    </style:style>
    <style:style style:name="T111" style:parent-style-name="Policepardéfaut" style:family="text">
      <style:text-properties style:font-name="Segoe UI Emoji" style:font-name-complex="Segoe UI Emoji"/>
    </style:style>
    <style:style style:name="T112" style:parent-style-name="Policepardéfaut" style:family="text">
      <style:text-properties fo:font-weight="bold" style:font-weight-asian="bold" style:font-weight-complex="bold"/>
    </style:style>
    <style:style style:name="T113" style:parent-style-name="Policepardéfaut" style:family="text">
      <style:text-properties style:font-name="Segoe UI Emoji" style:font-name-complex="Segoe UI Emoji"/>
    </style:style>
    <style:style style:name="T114" style:parent-style-name="Policepardéfaut" style:family="text">
      <style:text-properties style:font-name="Segoe UI Emoji" style:font-name-complex="Segoe UI Emoji"/>
    </style:style>
    <style:style style:name="T115" style:parent-style-name="Policepardéfaut" style:family="text">
      <style:text-properties style:font-name="Segoe UI Emoji" style:font-name-complex="Segoe UI Emoji"/>
    </style:style>
    <style:style style:name="T116" style:parent-style-name="Policepardéfaut" style:family="text">
      <style:text-properties style:font-name="Segoe UI Emoji" style:font-name-complex="Segoe UI Emoji"/>
    </style:style>
    <style:style style:name="T11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18" style:parent-style-name="Policepardéfaut" style:family="text">
      <style:text-properties fo:font-weight="bold" style:font-weight-asian="bold" style:font-weight-complex="bold"/>
    </style:style>
    <style:style style:name="T119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120" style:parent-style-name="Policepardéfaut" style:family="text">
      <style:text-properties fo:font-weight="bold" style:font-weight-asian="bold" style:font-weight-complex="bold"/>
    </style:style>
    <style:style style:name="T121" style:parent-style-name="Policepardéfaut" style:family="text">
      <style:text-properties style:font-name="Segoe UI Emoji" style:font-name-complex="Segoe UI Emoji"/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13" style:family="paragraph"/>
    <style:style style:name="T124" style:parent-style-name="Policepardéfaut" style:family="text">
      <style:text-properties fo:font-weight="bold" style:font-weight-asian="bold" style:font-weight-complex="bold"/>
    </style:style>
    <style:style style:name="P125" style:parent-style-name="Normal" style:list-style-name="LFO13" style:family="paragraph"/>
    <style:style style:name="T126" style:parent-style-name="Policepardéfaut" style:family="text">
      <style:text-properties fo:font-weight="bold" style:font-weight-asian="bold" style:font-weight-complex="bold"/>
    </style:style>
    <style:style style:name="P127" style:parent-style-name="Normal" style:list-style-name="LFO13" style:family="paragraph"/>
    <style:style style:name="T128" style:parent-style-name="Policepardéfaut" style:family="text">
      <style:text-properties fo:font-weight="bold" style:font-weight-asian="bold" style:font-weight-complex="bold"/>
    </style:style>
    <style:style style:name="T129" style:parent-style-name="Policepardéfaut" style:family="text">
      <style:text-properties style:font-name="Segoe UI Emoji" style:font-name-complex="Segoe UI Emoji"/>
    </style:style>
    <style:style style:name="T130" style:parent-style-name="Policepardéfaut" style:family="text">
      <style:text-properties style:font-name="Segoe UI Emoji" style:font-name-complex="Segoe UI Emoji"/>
    </style:style>
    <style:style style:name="T131" style:parent-style-name="Policepardéfaut" style:family="text">
      <style:text-properties style:font-name="Segoe UI Emoji" style:font-name-complex="Segoe UI Emoji"/>
    </style:style>
    <style:style style:name="P132" style:parent-style-name="Normal" style:family="paragraph">
      <style:text-properties text:display="none"/>
    </style:style>
    <style:style style:name="P133" style:parent-style-name="Normal" style:family="paragraph">
      <style:text-properties text:display="none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📖</text:span><text:span text:style-name="T3"><text:s/>Manuel d'Explication du Code - Application To-Do List Angular</text:span></text:p>
      <text:p text:style-name="Normal"><text:span text:style-name="T4">📌</text:span><text:span text:style-name="T5"><text:s/>Objectif du Manuel</text:span></text:p>
      <text:p text:style-name="Normal">Ce document est destiné à<text:s/><text:span text:style-name="T6">un développeur débutant</text:span><text:s/>qui souhaite<text:s/><text:span text:style-name="T7">modifier et personnaliser</text:span><text:s/>cette application To-Do List Angular.<text:line-break/>Nous allons :</text:p>
      <text:list text:style-name="LFO10" text:continue-numbering="true">
        <text:list-item>
          <text:p text:style-name="P8"><text:span text:style-name="T9">Expliquer l'architecture</text:span><text:s/>de l'application</text:p>
        </text:list-item>
        <text:list-item>
          <text:p text:style-name="P10"><text:span text:style-name="T11">Commenter les principales parties du code</text:span></text:p>
        </text:list-item>
        <text:list-item>
          <text:p text:style-name="P12"><text:span text:style-name="T13">Montrer comment ajouter ou modifier des fonctionnalités</text:span></text:p>
        </text:list-item>
        <text:list-item>
          <text:p text:style-name="P14"><text:span text:style-name="T15">Expliquer comment intégrer une API et déployer l'application</text:span></text:p>
        </text:list-item>
      </text:list>
      <text:p text:style-name="Normal"><draw:custom-shape svg:x="0in" svg:y="0in" svg:width="45.51042in" svg:height="0.00139in" draw:z-index="0" draw:id="id0" draw:style-name="a0" draw:name="Horizontal Line 1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📌</text:span><text:span text:style-name="T17"><text:s/>1️</text:span><text:span text:style-name="T18">⃣</text:span><text:span text:style-name="T19"><text:s/>Architecture du Projet</text:span></text:p>
      <text:p text:style-name="Normal">L'application est composée de<text:s/><text:span text:style-name="T20">composants Angular standalone</text:span>, d'un<text:s/><text:span text:style-name="T21">service de gestion des tâches</text:span>, et d'un<text:s/><text:span text:style-name="T22">serveur Fastify</text:span><text:s/>pour le rendu SSR.</text:p>
      <text:p text:style-name="Normal"><text:span text:style-name="T23">📂</text:span><text:span text:style-name="T24"><text:s/>Structure du projet</text:span></text:p>
      <text:p text:style-name="Normal">pgsql</text:p>
      <text:p text:style-name="Normal">CopierModifier</text:p>
      <text:p text:style-name="Normal">/todo-app</text:p>
      <text:p text:style-name="Normal">│── src/</text:p>
      <text:p text:style-name="Normal">│ <text:s text:c="2"/><text:span text:style-name="T25">├</text:span><text:span text:style-name="T26">──</text:span><text:s/>app/</text:p>
      <text:p text:style-name="Normal">│ <text:s text:c="2"/>│ <text:s text:c="2"/><text:span text:style-name="T27">├</text:span><text:span text:style-name="T28">──</text:span><text:s/>components/</text:p>
      <text:p text:style-name="Normal">│ <text:s text:c="2"/>│ <text:s text:c="2"/>│ <text:s text:c="2"/><text:span text:style-name="T29">├</text:span><text:span text:style-name="T30">──</text:span><text:s/>todo-form/ <text:s text:c="6"/>→ Formulaire pour ajouter une tâche</text:p>
      <text:p text:style-name="Normal">│ <text:s text:c="2"/>│ <text:s text:c="2"/>│ <text:s text:c="2"/><text:span text:style-name="T31">├</text:span><text:span text:style-name="T32">──</text:span><text:s/>todo-list/ <text:s text:c="6"/><text:span text:style-name="T33">→</text:span><text:s/>Affichage de la liste des t<text:span text:style-name="T34">â</text:span>ches</text:p>
      <text:p text:style-name="Normal">│ <text:s text:c="2"/>│ <text:s text:c="2"/><text:span text:style-name="T35">├</text:span><text:span text:style-name="T36">──</text:span><text:s/>services/</text:p>
      <text:p text:style-name="Normal">│ <text:s text:c="2"/>│ <text:s text:c="2"/>│ <text:s text:c="2"/><text:span text:style-name="T37">├</text:span><text:span text:style-name="T38">──</text:span><text:s/>todo.service.ts <text:s/><text:span text:style-name="T39">→</text:span><text:s/>Service de gestion des t<text:span text:style-name="T40">â</text:span>ches</text:p>
      <text:p text:style-name="Normal">│ <text:s text:c="2"/>│ <text:s text:c="2"/><text:span text:style-name="T41">├</text:span><text:span text:style-name="T42">──</text:span><text:s/>models/</text:p>
      <text:p text:style-name="Normal">│ <text:s text:c="2"/>│ <text:s text:c="2"/>│ <text:s text:c="2"/><text:span text:style-name="T43">├</text:span><text:span text:style-name="T44">──</text:span><text:s/>task.model.ts <text:s text:c="3"/><text:span text:style-name="T45">→</text:span><text:s/>D<text:span text:style-name="T46">é</text:span>finition de la structure d<text:span text:style-name="T47">’</text:span>une t<text:span text:style-name="T48">â</text:span>che</text:p>
      <text:p text:style-name="Normal">│ <text:s text:c="2"/>│ <text:s text:c="2"/><text:span text:style-name="T49">├</text:span><text:span text:style-name="T50">──</text:span><text:s/>app.component.ts <text:s text:c="4"/><text:span text:style-name="T51">→</text:span><text:s/>Composant principal qui contient la liste et le formulaire</text:p>
      <text:p text:style-name="Normal">│ <text:s text:c="2"/><text:span text:style-name="T52">├</text:span><text:span text:style-name="T53">──</text:span><text:s/>styles.scss <text:s text:c="13"/><text:span text:style-name="T54">→</text:span><text:s/>Fichier global pour le style CSS</text:p>
      <text:p text:style-name="Normal">│ <text:s text:c="2"/><text:span text:style-name="T55">├</text:span><text:span text:style-name="T56">──</text:span><text:s/>main.ts <text:s text:c="17"/><text:span text:style-name="T57">→</text:span><text:s/>Point d’entrée de l’application</text:p>
      <text:p text:style-name="Normal">│ <text:s text:c="2"/><text:span text:style-name="T58">├</text:span><text:span text:style-name="T59">──</text:span><text:s/>server.ts <text:s text:c="15"/>→ Serveur Fastify pour SSR</text:p>
      <text:p text:style-name="Normal">│── angular.json <text:s text:c="16"/>→ Configuration Angular</text:p>
      <text:soft-page-break/>
      <text:p text:style-name="Normal">│── package.json <text:s text:c="16"/>→ Liste des dépendances</text:p>
      <text:p text:style-name="Normal">│── tsconfig.json <text:s text:c="16"/>→ Configuration TypeScript</text:p>
      <text:p text:style-name="Normal"><draw:custom-shape svg:x="0in" svg:y="0in" svg:width="45.51042in" svg:height="0.00139in" draw:z-index="0" draw:id="id1" draw:style-name="a1" draw:name="Horizontal Line 11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">📌</text:span><text:span text:style-name="T61"><text:s/>2️</text:span><text:span text:style-name="T62">⃣</text:span><text:span text:style-name="T63"><text:s/>Gestion des Tâches (TodoService)</text:span></text:p>
      <text:p text:style-name="Normal">Le<text:s/><text:span text:style-name="T64">service TodoService</text:span><text:s/>est responsable de la gestion des tâches. Il stocke<text:s/><text:span text:style-name="T65">les tâches en mémoire</text:span><text:s/>et permet<text:s/><text:span text:style-name="T66">d'ajouter, supprimer et modifier</text:span><text:s/>celles-ci.</text:p>
      <text:p text:style-name="Normal"><text:span text:style-name="T67">📄</text:span><text:s/><text:span text:style-name="T68">Fichier : src/app/services/todo.service.ts</text:span></text:p>
      <text:p text:style-name="Normal">typescript</text:p>
      <text:p text:style-name="Normal">CopierModifier</text:p>
      <text:p text:style-name="Normal">import { Injectable } from '@angular/core';</text:p>
      <text:p text:style-name="Normal">import { Task } from '../models/task.model';</text:p>
      <text:p text:style-name="Normal">import { BehaviorSubject } from 'rxjs';</text:p>
      <text:p text:style-name="Normal"/>
      <text:p text:style-name="Normal">@Injectable({</text:p>
      <text:p text:style-name="Normal"><text:s text:c="2"/>providedIn: 'root' //<text:s/><text:span text:style-name="T69">🔹</text:span><text:s/>Permet d'utiliser ce service dans toute l'application sans l'importer dans chaque module</text:p>
      <text:p text:style-name="Normal">})</text:p>
      <text:p text:style-name="Normal">export class TodoService {</text:p>
      <text:p text:style-name="Normal"><text:s text:c="2"/>private tasks: Task[] = []; //<text:s/><text:span text:style-name="T70">🔹</text:span><text:s/>Liste des tâches stockées en mémoire</text:p>
      <text:p text:style-name="Normal"><text:s text:c="2"/>private tasksSubject = new BehaviorSubject&lt;Task[]&gt;(this.tasks); //<text:s/><text:span text:style-name="T71">🔹</text:span><text:s/>Observable pour mettre à jour la liste en temps réel</text:p>
      <text:p text:style-name="Normal"><text:s text:c="2"/>tasks$ = this.tasksSubject.asObservable(); //<text:s/><text:span text:style-name="T72">🔹</text:span><text:s/>Exposition de la liste des tâches sous forme d'observable</text:p>
      <text:p text:style-name="Normal"/>
      <text:p text:style-name="Normal"><text:s text:c="2"/>/**</text:p>
      <text:p text:style-name="Normal"><text:s text:c="3"/>*<text:s/><text:span text:style-name="T73">📌</text:span><text:s/>Récupérer toutes les tâches enregistrées</text:p>
      <text:p text:style-name="Normal"><text:s text:c="3"/>* @returns La liste actuelle des tâches</text:p>
      <text:p text:style-name="Normal"><text:s text:c="3"/>*/</text:p>
      <text:p text:style-name="Normal"><text:s text:c="2"/>getTasks(): Task[] {</text:p>
      <text:p text:style-name="Normal"><text:s text:c="4"/>return this.tasks;</text:p>
      <text:p text:style-name="Normal"><text:s text:c="2"/>}</text:p>
      <text:p text:style-name="Normal"/>
      <text:soft-page-break/>
      <text:p text:style-name="Normal"><text:s text:c="2"/>/**</text:p>
      <text:p text:style-name="Normal"><text:s text:c="3"/>*<text:s/><text:span text:style-name="T74">📌</text:span><text:s/>Ajouter une nouvelle tâche à la liste</text:p>
      <text:p text:style-name="Normal"><text:s text:c="3"/>* @param title - Titre de la tâche à ajouter</text:p>
      <text:p text:style-name="Normal"><text:s text:c="3"/>*/</text:p>
      <text:p text:style-name="Normal"><text:s text:c="2"/>addTask(title: string): void {</text:p>
      <text:p text:style-name="Normal"><text:s text:c="4"/>const newTask: Task = { id: Date.now(), title, completed: false }; //<text:s/><text:span text:style-name="T75">🔹</text:span><text:s/>Création d'une nouvelle tâche</text:p>
      <text:p text:style-name="Normal"><text:s text:c="4"/>this.tasks.push(newTask); //<text:s/><text:span text:style-name="T76">🔹</text:span><text:s/>Ajout de la tâche à la liste</text:p>
      <text:p text:style-name="Normal"><text:s text:c="4"/>this.tasksSubject.next(this.tasks); //<text:s/><text:span text:style-name="T77">🔹</text:span><text:s/>Mise à jour de la liste pour tous les composants abonnés</text:p>
      <text:p text:style-name="Normal"><text:s text:c="2"/>}</text:p>
      <text:p text:style-name="Normal"/>
      <text:p text:style-name="Normal"><text:s text:c="2"/>/**</text:p>
      <text:p text:style-name="Normal"><text:s text:c="3"/>*<text:s/><text:span text:style-name="T78">📌</text:span><text:s/>Supprimer une tâche par son ID</text:p>
      <text:p text:style-name="Normal"><text:s text:c="3"/>* @param id - Identifiant de la tâche à supprimer</text:p>
      <text:p text:style-name="Normal"><text:s text:c="3"/>*/</text:p>
      <text:p text:style-name="Normal"><text:s text:c="2"/>deleteTask(id: number): void {</text:p>
      <text:p text:style-name="Normal"><text:s text:c="4"/>this.tasks = this.tasks.filter(task =&gt; task.id !== id); //<text:s/><text:span text:style-name="T79">🔹</text:span><text:s/>Filtrage de la liste pour exclure la tâche supprimée</text:p>
      <text:p text:style-name="Normal"><text:s text:c="4"/>this.tasksSubject.next(this.tasks); //<text:s/><text:span text:style-name="T80">🔹</text:span><text:s/>Mise à jour de la liste</text:p>
      <text:p text:style-name="Normal"><text:s text:c="2"/>}</text:p>
      <text:p text:style-name="Normal"/>
      <text:p text:style-name="Normal"><text:s text:c="2"/>/**</text:p>
      <text:p text:style-name="Normal"><text:s text:c="3"/>*<text:s/><text:span text:style-name="T81">📌</text:span><text:s/>Modifier l'état (complétée ou non) d'une tâche</text:p>
      <text:p text:style-name="Normal"><text:s text:c="3"/>* @param id - Identifiant de la tâche à modifier</text:p>
      <text:p text:style-name="Normal"><text:s text:c="3"/>*/</text:p>
      <text:p text:style-name="Normal"><text:s text:c="2"/>toggleTaskCompletion(id: number): void {</text:p>
      <text:p text:style-name="Normal"><text:s text:c="4"/>const task = this.tasks.find(task =&gt; task.id === id);</text:p>
      <text:p text:style-name="Normal"><text:s text:c="4"/>if (task) {</text:p>
      <text:p text:style-name="Normal"><text:s text:c="6"/>task.completed = !task.completed; //<text:s/><text:span text:style-name="T82">🔹</text:span><text:s/>Inversion de l'état de complétion</text:p>
      <text:p text:style-name="Normal"><text:s text:c="6"/>this.tasksSubject.next(this.tasks); //<text:s/><text:span text:style-name="T83">🔹</text:span><text:s/>Mise à jour de la liste</text:p>
      <text:soft-page-break/>
      <text:p text:style-name="Normal"><text:s text:c="4"/>}</text:p>
      <text:p text:style-name="Normal"><text:s text:c="2"/>}</text:p>
      <text:p text:style-name="Normal">}</text:p>
      <text:p text:style-name="Normal"><text:span text:style-name="T84">🔹</text:span><text:s/><text:span text:style-name="T85">Comment modifier cette partie ?</text:span></text:p>
      <text:list text:style-name="LFO11" text:continue-numbering="true">
        <text:list-item>
          <text:p text:style-name="P86"><text:span text:style-name="T87">Ajouter un champ "priorité"</text:span><text:s/>: Modifier Task en ajoutant priority: 'haute' | 'moyenne' | 'basse'</text:p>
        </text:list-item>
        <text:list-item>
          <text:p text:style-name="P88"><text:span text:style-name="T89">Sauvegarder les tâches en base de données</text:span><text:s/>: Remplacer this.tasks par des appels API.</text:p>
        </text:list-item>
      </text:list>
      <text:p text:style-name="Normal"><draw:custom-shape svg:x="0in" svg:y="0in" svg:width="45.51042in" svg:height="0.00139in" draw:z-index="0" draw:id="id2" draw:style-name="a2" draw:name="Horizontal Line 1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0">📌</text:span><text:span text:style-name="T91"><text:s/>3️</text:span><text:span text:style-name="T92">⃣</text:span><text:span text:style-name="T93"><text:s/>Interface Utilisateur</text:span></text:p>
      <text:p text:style-name="Normal">L’interface se compose de<text:s/><text:span text:style-name="T94">deux composants</text:span><text:s/>:</text:p>
      <text:list text:style-name="LFO12" text:continue-numbering="true">
        <text:list-item>
          <text:p text:style-name="P95"><text:span text:style-name="T96">Formulaire d’ajout de tâche (app-todo-form)</text:span></text:p>
        </text:list-item>
        <text:list-item>
          <text:p text:style-name="P97"><text:span text:style-name="T98">Liste des tâches (app-todo-list)</text:span></text:p>
        </text:list-item>
      </text:list>
      <text:p text:style-name="Normal"><text:span text:style-name="T99">📄</text:span><text:span text:style-name="T100"><text:s/>3.1 Formulaire d’Ajout (todo-form.component.ts)</text:span></text:p>
      <text:p text:style-name="Normal"><text:span text:style-name="T101">📄</text:span><text:s/><text:span text:style-name="T102">Code : src/app/components/todo-form/todo-form.component.ts</text:span></text:p>
      <text:p text:style-name="Normal">typescript</text:p>
      <text:p text:style-name="Normal">CopierModifier</text:p>
      <text:p text:style-name="Normal">import { Component } from '@angular/core';</text:p>
      <text:p text:style-name="Normal">import { FormsModule } from '@angular/forms';</text:p>
      <text:p text:style-name="Normal">import { TodoService } from '../../services/todo.service';</text:p>
      <text:p text:style-name="Normal"/>
      <text:p text:style-name="Normal">@Component({</text:p>
      <text:p text:style-name="Normal"><text:s text:c="2"/>selector: 'app-todo-form',</text:p>
      <text:p text:style-name="Normal"><text:s text:c="2"/>standalone: true, //<text:s/><text:span text:style-name="T103">🔹</text:span><text:s/>Permet d'utiliser ce composant sans module</text:p>
      <text:p text:style-name="Normal"><text:s text:c="2"/>imports: [FormsModule], //<text:s/><text:span text:style-name="T104">🔹</text:span><text:s/>Nécessaire pour utiliser [(ngModel)]</text:p>
      <text:p text:style-name="Normal"><text:s text:c="2"/>templateUrl: './todo-form.component.html',</text:p>
      <text:p text:style-name="Normal"><text:s text:c="2"/>styleUrls: ['./todo-form.component.scss']</text:p>
      <text:p text:style-name="Normal">})</text:p>
      <text:p text:style-name="Normal">export class TodoFormComponent {</text:p>
      <text:p text:style-name="Normal"><text:s text:c="2"/>newTask: string = ''; //<text:s/><text:span text:style-name="T105">🔹</text:span><text:s/>Stocke l’entrée utilisateur</text:p>
      <text:p text:style-name="Normal"/>
      <text:soft-page-break/>
      <text:p text:style-name="Normal"><text:s text:c="2"/>constructor(private todoService: TodoService) {}</text:p>
      <text:p text:style-name="Normal"/>
      <text:p text:style-name="Normal"><text:s text:c="2"/>/**</text:p>
      <text:p text:style-name="Normal"><text:s text:c="3"/>*<text:s/><text:span text:style-name="T106">📌</text:span><text:s/>Ajoute une tâche après vérification</text:p>
      <text:p text:style-name="Normal"><text:s text:c="3"/>*/</text:p>
      <text:p text:style-name="Normal"><text:s text:c="2"/>addTask(): void {</text:p>
      <text:p text:style-name="Normal"><text:s text:c="4"/>if (this.newTask.trim()) {</text:p>
      <text:p text:style-name="Normal"><text:s text:c="6"/>this.todoService.addTask(this.newTask.trim()); //<text:s/><text:span text:style-name="T107">🔹</text:span><text:s/>Ajoute la tâche via le service</text:p>
      <text:p text:style-name="Normal"><text:s text:c="6"/>this.newTask = ''; //<text:s/><text:span text:style-name="T108">🔹</text:span><text:s/>Réinitialise le champ après l’ajout</text:p>
      <text:p text:style-name="Normal"><text:s text:c="4"/>}</text:p>
      <text:p text:style-name="Normal"><text:s text:c="2"/>}</text:p>
      <text:p text:style-name="Normal">}</text:p>
      <text:p text:style-name="Normal"><draw:custom-shape svg:x="0in" svg:y="0in" svg:width="45.51042in" svg:height="0.00139in" draw:z-index="0" draw:id="id3" draw:style-name="a3" draw:name="Horizontal Line 1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9">📄</text:span><text:span text:style-name="T110"><text:s/>3.2 Liste des Tâches (todo-list.component.ts)</text:span></text:p>
      <text:p text:style-name="Normal"><text:span text:style-name="T111">📄</text:span><text:s/><text:span text:style-name="T112">Code : src/app/components/todo-list/todo-list.component.ts</text:span></text:p>
      <text:p text:style-name="Normal">typescript</text:p>
      <text:p text:style-name="Normal">CopierModifier</text:p>
      <text:p text:style-name="Normal">import { Component, OnInit } from '@angular/core';</text:p>
      <text:p text:style-name="Normal">import { CommonModule } from '@angular/common';</text:p>
      <text:p text:style-name="Normal">import { TodoService } from '../../services/todo.service';</text:p>
      <text:p text:style-name="Normal">import { Task } from '../../models/task.model';</text:p>
      <text:p text:style-name="Normal"/>
      <text:p text:style-name="Normal">@Component({</text:p>
      <text:p text:style-name="Normal"><text:s text:c="2"/>selector: 'app-todo-list',</text:p>
      <text:p text:style-name="Normal"><text:s text:c="2"/>standalone: true,</text:p>
      <text:p text:style-name="Normal"><text:s text:c="2"/>imports: [CommonModule],</text:p>
      <text:p text:style-name="Normal"><text:s text:c="2"/>templateUrl: './todo-list.component.html',</text:p>
      <text:p text:style-name="Normal"><text:s text:c="2"/>styleUrls: ['./todo-list.component.scss']</text:p>
      <text:p text:style-name="Normal">})</text:p>
      <text:p text:style-name="Normal">export class TodoListComponent implements OnInit {</text:p>
      <text:p text:style-name="Normal"><text:s text:c="2"/>tasks: Task[] = []; //<text:s/><text:span text:style-name="T113">🔹</text:span><text:s/>Liste des tâches affichées</text:p>
      <text:p text:style-name="Normal"/>
      <text:p text:style-name="Normal"><text:s text:c="2"/>constructor(private todoService: TodoService) {}</text:p>
      <text:p text:style-name="Normal"/>
      <text:p text:style-name="Normal"><text:s text:c="2"/>/**</text:p>
      <text:p text:style-name="Normal"><text:s text:c="3"/>*<text:s/><text:span text:style-name="T114">📌</text:span><text:s/>Récupérer les tâches à l'initialisation</text:p>
      <text:p text:style-name="Normal"><text:s text:c="3"/>*/</text:p>
      <text:p text:style-name="Normal"><text:s text:c="2"/>ngOnInit(): void {</text:p>
      <text:p text:style-name="Normal"><text:s text:c="4"/>this.tasks = this.todoService.getTasks();</text:p>
      <text:p text:style-name="Normal"><text:s text:c="2"/>}</text:p>
      <text:p text:style-name="Normal"/>
      <text:p text:style-name="Normal"><text:s text:c="2"/>/**</text:p>
      <text:p text:style-name="Normal"><text:s text:c="3"/>*<text:s/><text:span text:style-name="T115">📌</text:span><text:s/>Supprime une tâche</text:p>
      <text:p text:style-name="Normal"><text:s text:c="3"/>*/</text:p>
      <text:p text:style-name="Normal"><text:s text:c="2"/>removeTask(id: number): void {</text:p>
      <text:p text:style-name="Normal"><text:s text:c="4"/>this.todoService.deleteTask(id);</text:p>
      <text:p text:style-name="Normal"><text:s text:c="4"/>this.tasks = this.todoService.getTasks();</text:p>
      <text:p text:style-name="Normal"><text:s text:c="2"/>}</text:p>
      <text:p text:style-name="Normal"/>
      <text:p text:style-name="Normal"><text:s text:c="2"/>/**</text:p>
      <text:p text:style-name="Normal"><text:s text:c="3"/>*<text:s/><text:span text:style-name="T116">📌</text:span><text:s/>Change l’état d’une tâche</text:p>
      <text:p text:style-name="Normal"><text:s text:c="3"/>*/</text:p>
      <text:p text:style-name="Normal"><text:s text:c="2"/>toggleCompletion(id: number): void {</text:p>
      <text:p text:style-name="Normal"><text:s text:c="4"/>this.todoService.toggleTaskCompletion(id);</text:p>
      <text:p text:style-name="Normal"><text:s text:c="4"/>this.tasks = this.todoService.getTasks();</text:p>
      <text:p text:style-name="Normal"><text:s text:c="2"/>}</text:p>
      <text:p text:style-name="Normal">}</text:p>
      <text:p text:style-name="Normal"><draw:custom-shape svg:x="0in" svg:y="0in" svg:width="45.51042in" svg:height="0.00139in" draw:z-index="0" draw:id="id4" draw:style-name="a4" draw:name="Horizontal Line 1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7">📌</text:span><text:span text:style-name="T118"><text:s/>4️</text:span><text:span text:style-name="T119">⃣</text:span><text:span text:style-name="T120"><text:s/>Conclusion</text:span></text:p>
      <text:p text:style-name="Normal"><text:span text:style-name="T121">🎯</text:span><text:s/>Tu es maintenant prêt à modifier<text:s/><text:span text:style-name="T122">l'interface, la gestion des tâches et l'interaction utilisateur</text:span><text:s/>!<text:line-break/>Si le client veut :</text:p>
      <text:soft-page-break/>
      <text:list text:style-name="LFO13" text:continue-numbering="true">
        <text:list-item>
          <text:p text:style-name="P123"><text:span text:style-name="T124">Un affichage différent</text:span><text:s/>→ Modifie les fichiers .html et .scss.</text:p>
        </text:list-item>
        <text:list-item>
          <text:p text:style-name="P125"><text:span text:style-name="T126">Une sauvegarde en base de données</text:span><text:s/>→ Ajoute un backend (Fastify ou Firebase).</text:p>
        </text:list-item>
        <text:list-item>
          <text:p text:style-name="P127"><text:span text:style-name="T128">Plus d'interactions utilisateur</text:span><text:s/>→ Utilise @angular/forms et rxjs.</text:p>
        </text:list-item>
      </text:list>
      <text:p text:style-name="Normal">Besoin d’aide ?<text:s/><text:span text:style-name="T129">💡</text:span><text:s/>Consulte la doc officielle :<text:s/><text:span text:style-name="T130">👉</text:span><text:s/>https://angular.io/docs</text:p>
      <text:p text:style-name="Normal">Bonne modification !<text:s/><text:span text:style-name="T131">🚀🎯</text:span></text:p>
      <text:p text:style-name="P132">Haut du formulaire</text:p>
      <text:p text:style-name="Normal"/>
      <text:p text:style-name="P133">Bas du formulair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ahia MALLEM</meta:initial-creator>
    <dc:creator>Yahia MALLEM</dc:creator>
    <meta:creation-date>2025-02-05T15:56:00Z</meta:creation-date>
    <dc:date>2025-02-05T16:04:00Z</dc:date>
    <meta:template xlink:href="Normal" xlink:type="simple"/>
    <meta:editing-cycles>1</meta:editing-cycles>
    <meta:editing-duration>PT480S</meta:editing-duration>
    <meta:document-statistic meta:page-count="7" meta:paragraph-count="13" meta:word-count="1022" meta:character-count="6636" meta:row-count="46" meta:non-whitespace-character-count="5627"/>
  </office:meta>
</office:document-meta>
</file>